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3.8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122.2pt"/>
    </style:style>
    <style:style style:name="co4" style:family="table-column">
      <style:table-column-properties fo:break-before="auto" style:column-width="109.84pt"/>
    </style:style>
    <style:style style:name="co5" style:family="table-column">
      <style:table-column-properties fo:break-before="auto" style:column-width="131.44pt"/>
    </style:style>
    <style:style style:name="co6" style:family="table-column">
      <style:table-column-properties fo:break-before="auto" style:column-width="92.1pt"/>
    </style:style>
    <style:style style:name="co7" style:family="table-column">
      <style:table-column-properties fo:break-before="auto" style:column-width="104.4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J4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ediaEModaCompleto_A</text:p>
          </table:table-cell>
          <table:table-cell office:value-type="string" calcext:value-type="string">
            <text:p>MediaEModaCompleto</text:p>
          </table:table-cell>
          <table:table-cell office:value-type="string" calcext:value-type="string">
            <text:p>MediaEModaMesmaClasse_A</text:p>
          </table:table-cell>
          <table:table-cell office:value-type="string" calcext:value-type="string">
            <text:p>MediaEModaMesmaClasse</text:p>
          </table:table-cell>
          <table:table-cell office:value-type="string" calcext:value-type="string">
            <text:p>kNNCompleto_A</text:p>
          </table:table-cell>
          <table:table-cell office:value-type="string" calcext:value-type="string">
            <text:p>kNNCompleto</text:p>
          </table:table-cell>
          <table:table-cell office:value-type="string" calcext:value-type="string">
            <text:p>kNNMesmaClasse_A</text:p>
          </table:table-cell>
          <table:table-cell office:value-type="string" calcext:value-type="string">
            <text:p>kNNMesmaClasse</text:p>
          </table:table-cell>
        </table:table-row>
        <table:table-row table:style-name="ro1">
          <table:table-cell office:value-type="string" calcext:value-type="string">
            <text:p>2Year</text:p>
          </table:table-cell>
          <table:table-cell office:value-type="float" office:value="92.9212822073443" calcext:value-type="float">
            <text:p>92.9212822073443</text:p>
          </table:table-cell>
          <table:table-cell office:value-type="float" office:value="96.1902008520998" calcext:value-type="float">
            <text:p>96.1902008520998</text:p>
          </table:table-cell>
          <table:table-cell office:value-type="float" office:value="95.1555082166768" calcext:value-type="float">
            <text:p>95.1555082166768</text:p>
          </table:table-cell>
          <table:table-cell office:value-type="float" office:value="96.0874923919659" calcext:value-type="float">
            <text:p>96.0874923919659</text:p>
          </table:table-cell>
          <table:table-cell office:value-type="float" office:value="96.0710083181173" calcext:value-type="float">
            <text:p>96.0710083181173</text:p>
          </table:table-cell>
          <table:table-cell office:value-type="float" office:value="97.1698113207547" calcext:value-type="float">
            <text:p>97.1698113207547</text:p>
          </table:table-cell>
          <table:table-cell office:value-type="float" office:value="96.9929245283019" calcext:value-type="float">
            <text:p>96.9929245283019</text:p>
          </table:table-cell>
          <table:table-cell office:value-type="float" office:value="97.4056603773585" calcext:value-type="float">
            <text:p>97.4056603773585</text:p>
          </table:table-cell>
          <table:table-cell office:value-type="float" office:value="97.4744496855346" calcext:value-type="float">
            <text:p>97.4744496855346</text:p>
          </table:table-cell>
        </table:table-row>
        <table:table-row table:style-name="ro1">
          <table:table-cell office:value-type="string" calcext:value-type="string">
            <text:p>3Year</text:p>
          </table:table-cell>
          <table:table-cell office:value-type="float" office:value="92.1778001621502" calcext:value-type="float">
            <text:p>92.1778001621502</text:p>
          </table:table-cell>
          <table:table-cell office:value-type="float" office:value="95.6750853745424" calcext:value-type="float">
            <text:p>95.6750853745424</text:p>
          </table:table-cell>
          <table:table-cell office:value-type="float" office:value="94.7402648453431" calcext:value-type="float">
            <text:p>94.7402648453431</text:p>
          </table:table-cell>
          <table:table-cell office:value-type="float" office:value="95.5645284131391" calcext:value-type="float">
            <text:p>95.5645284131391</text:p>
          </table:table-cell>
          <table:table-cell office:value-type="float" office:value="95.7770434611699" calcext:value-type="float">
            <text:p>95.7770434611699</text:p>
          </table:table-cell>
          <table:table-cell office:value-type="float" office:value="96.2558962264151" calcext:value-type="float">
            <text:p>96.2558962264151</text:p>
          </table:table-cell>
          <table:table-cell office:value-type="float" office:value="96.5507075471698" calcext:value-type="float">
            <text:p>96.5507075471698</text:p>
          </table:table-cell>
          <table:table-cell office:value-type="float" office:value="97.0715408805031" calcext:value-type="float">
            <text:p>97.0715408805031</text:p>
          </table:table-cell>
          <table:table-cell office:value-type="float" office:value="97.1206761006289" calcext:value-type="float">
            <text:p>97.1206761006289</text:p>
          </table:table-cell>
        </table:table-row>
        <table:table-row table:style-name="ro1">
          <table:table-cell office:value-type="string" calcext:value-type="string">
            <text:p>4Year</text:p>
          </table:table-cell>
          <table:table-cell office:value-type="float" office:value="91.7265970904491" calcext:value-type="float">
            <text:p>91.7265970904491</text:p>
          </table:table-cell>
          <table:table-cell office:value-type="float" office:value="95.7720324689015" calcext:value-type="float">
            <text:p>95.7720324689015</text:p>
          </table:table-cell>
          <table:table-cell office:value-type="float" office:value="94.67963314358" calcext:value-type="float">
            <text:p>94.67963314358</text:p>
          </table:table-cell>
          <table:table-cell office:value-type="float" office:value="95.7285473329117" calcext:value-type="float">
            <text:p>95.7285473329117</text:p>
          </table:table-cell>
          <table:table-cell office:value-type="float" office:value="95.8445076955513" calcext:value-type="float">
            <text:p>95.8445076955513</text:p>
          </table:table-cell>
          <table:table-cell office:value-type="float" office:value="96.3443396226415" calcext:value-type="float">
            <text:p>96.3443396226415</text:p>
          </table:table-cell>
          <table:table-cell office:value-type="float" office:value="96.3836477987421" calcext:value-type="float">
            <text:p>96.3836477987421</text:p>
          </table:table-cell>
          <table:table-cell office:value-type="float" office:value="96.9241352201258" calcext:value-type="float">
            <text:p>96.9241352201258</text:p>
          </table:table-cell>
          <table:table-cell office:value-type="float" office:value="96.7374213836478" calcext:value-type="float">
            <text:p>96.7374213836478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84.8494905439569" calcext:value-type="float">
            <text:p>84.8494905439569</text:p>
          </table:table-cell>
          <table:table-cell table:number-columns-repeated="2" office:value-type="float" office:value="85.307036754275" calcext:value-type="float">
            <text:p>85.307036754275</text:p>
          </table:table-cell>
          <table:table-cell table:number-columns-repeated="2" office:value-type="float" office:value="85.5262996610671" calcext:value-type="float">
            <text:p>85.5262996610671</text:p>
          </table:table-cell>
          <table:table-cell office:value-type="float" office:value="96.2657232704402" calcext:value-type="float">
            <text:p>96.2657232704402</text:p>
          </table:table-cell>
          <table:table-cell office:value-type="float" office:value="96.3345125786163" calcext:value-type="float">
            <text:p>96.3345125786163</text:p>
          </table:table-cell>
          <table:table-cell office:value-type="float" office:value="96.560534591195" calcext:value-type="float">
            <text:p>96.560534591195</text:p>
          </table:table-cell>
          <table:table-cell office:value-type="float" office:value="96.6096698113207" calcext:value-type="float">
            <text:p>96.6096698113207</text:p>
          </table:table-cell>
        </table:table-row>
        <table:table-row table:style-name="ro1">
          <table:table-cell office:value-type="string" calcext:value-type="string">
            <text:p>AdultAutism</text:p>
          </table:table-cell>
          <table:table-cell table:number-columns-repeated="5" office:value-type="float" office:value="96.8064516129032" calcext:value-type="float">
            <text:p>96.8064516129032</text:p>
          </table:table-cell>
          <table:table-cell office:value-type="float" office:value="96.5113993710692" calcext:value-type="float">
            <text:p>96.5113993710692</text:p>
          </table:table-cell>
          <table:table-cell office:value-type="float" office:value="96.5703616352201" calcext:value-type="float">
            <text:p>96.5703616352201</text:p>
          </table:table-cell>
          <table:table-cell office:value-type="float" office:value="97.0911949685535" calcext:value-type="float">
            <text:p>97.0911949685535</text:p>
          </table:table-cell>
          <table:table-cell office:value-type="float" office:value="96.9437893081761" calcext:value-type="float">
            <text:p>96.9437893081761</text:p>
          </table:table-cell>
        </table:table-row>
        <table:table-row table:style-name="ro1">
          <table:table-cell office:value-type="string" calcext:value-type="string">
            <text:p>BreastCancer</text:p>
          </table:table-cell>
          <table:table-cell office:value-type="float" office:value="73.6433691756272" calcext:value-type="float">
            <text:p>73.6433691756272</text:p>
          </table:table-cell>
          <table:table-cell table:number-columns-repeated="4" office:value-type="float" office:value="74.3602150537634" calcext:value-type="float">
            <text:p>74.3602150537634</text:p>
          </table:table-cell>
          <table:table-cell office:value-type="float" office:value="96.4917452830189" calcext:value-type="float">
            <text:p>96.4917452830189</text:p>
          </table:table-cell>
          <table:table-cell office:value-type="float" office:value="96.3345125786164" calcext:value-type="float">
            <text:p>96.3345125786164</text:p>
          </table:table-cell>
          <table:table-cell office:value-type="float" office:value="96.9143081761006" calcext:value-type="float">
            <text:p>96.9143081761006</text:p>
          </table:table-cell>
          <table:table-cell office:value-type="float" office:value="96.688286163522" calcext:value-type="float">
            <text:p>96.688286163522</text:p>
          </table:table-cell>
        </table:table-row>
        <table:table-row table:style-name="ro1">
          <table:table-cell office:value-type="string" calcext:value-type="string">
            <text:p>BreastCancerW</text:p>
          </table:table-cell>
          <table:table-cell office:value-type="float" office:value="93.9861751152074" calcext:value-type="float">
            <text:p>93.9861751152074</text:p>
          </table:table-cell>
          <table:table-cell table:number-columns-repeated="2" office:value-type="float" office:value="95.1290322580645" calcext:value-type="float">
            <text:p>95.1290322580645</text:p>
          </table:table-cell>
          <table:table-cell table:number-columns-repeated="2" office:value-type="float" office:value="95.258064516129" calcext:value-type="float">
            <text:p>95.258064516129</text:p>
          </table:table-cell>
          <table:table-cell office:value-type="float" office:value="96.7865566037736" calcext:value-type="float">
            <text:p>96.7865566037736</text:p>
          </table:table-cell>
          <table:table-cell office:value-type="float" office:value="96.6686320754717" calcext:value-type="float">
            <text:p>96.6686320754717</text:p>
          </table:table-cell>
          <table:table-cell office:value-type="float" office:value="97.4941037735849" calcext:value-type="float">
            <text:p>97.4941037735849</text:p>
          </table:table-cell>
          <table:table-cell office:value-type="float" office:value="96.875" calcext:value-type="float">
            <text:p>96.875</text:p>
          </table:table-cell>
        </table:table-row>
        <table:table-row table:style-name="ro1">
          <table:table-cell office:value-type="string" calcext:value-type="string">
            <text:p>CollegesUSNews</text:p>
          </table:table-cell>
          <table:table-cell office:value-type="float" office:value="51.8529586384326" calcext:value-type="float">
            <text:p>51.8529586384326</text:p>
          </table:table-cell>
          <table:table-cell office:value-type="float" office:value="72.5238472194736" calcext:value-type="float">
            <text:p>72.5238472194736</text:p>
          </table:table-cell>
          <table:table-cell office:value-type="float" office:value="73.2560854937661" calcext:value-type="float">
            <text:p>73.2560854937661</text:p>
          </table:table-cell>
          <table:table-cell office:value-type="float" office:value="91.3542450029685" calcext:value-type="float">
            <text:p>91.3542450029685</text:p>
          </table:table-cell>
          <table:table-cell office:value-type="float" office:value="93.3332673659212" calcext:value-type="float">
            <text:p>93.3332673659212</text:p>
          </table:table-cell>
          <table:table-cell office:value-type="float" office:value="96.3934748427673" calcext:value-type="float">
            <text:p>96.3934748427673</text:p>
          </table:table-cell>
          <table:table-cell office:value-type="float" office:value="96.688286163522" calcext:value-type="float">
            <text:p>96.688286163522</text:p>
          </table:table-cell>
          <table:table-cell office:value-type="float" office:value="96.8651729559749" calcext:value-type="float">
            <text:p>96.8651729559749</text:p>
          </table:table-cell>
          <table:table-cell office:value-type="float" office:value="96.7177672955975" calcext:value-type="float">
            <text:p>96.7177672955975</text:p>
          </table:table-cell>
        </table:table-row>
        <table:table-row table:style-name="ro1">
          <table:table-cell office:value-type="string" calcext:value-type="string">
            <text:p>CongretionalVoting</text:p>
          </table:table-cell>
          <table:table-cell table:number-columns-repeated="3" office:value-type="float" office:value="93.8765907073099" calcext:value-type="float">
            <text:p>93.8765907073099</text:p>
          </table:table-cell>
          <table:table-cell office:value-type="float" office:value="94.5572654631548" calcext:value-type="float">
            <text:p>94.5572654631548</text:p>
          </table:table-cell>
          <table:table-cell office:value-type="float" office:value="94.6460491269606" calcext:value-type="float">
            <text:p>94.6460491269606</text:p>
          </table:table-cell>
          <table:table-cell office:value-type="float" office:value="96.1674528301887" calcext:value-type="float">
            <text:p>96.1674528301887</text:p>
          </table:table-cell>
          <table:table-cell office:value-type="float" office:value="96.2165880503144" calcext:value-type="float">
            <text:p>96.2165880503144</text:p>
          </table:table-cell>
          <table:table-cell office:value-type="float" office:value="96.9339622641509" calcext:value-type="float">
            <text:p>96.9339622641509</text:p>
          </table:table-cell>
          <table:table-cell office:value-type="float" office:value="97.2386006289308" calcext:value-type="float">
            <text:p>97.2386006289308</text:p>
          </table:table-cell>
        </table:table-row>
        <table:table-row table:style-name="ro1">
          <table:table-cell office:value-type="string" calcext:value-type="string">
            <text:p>CreditApproval</text:p>
          </table:table-cell>
          <table:table-cell office:value-type="float" office:value="83.3811299645721" calcext:value-type="float">
            <text:p>83.3811299645721</text:p>
          </table:table-cell>
          <table:table-cell office:value-type="float" office:value="84.9474174902107" calcext:value-type="float">
            <text:p>84.9474174902107</text:p>
          </table:table-cell>
          <table:table-cell office:value-type="float" office:value="85.0033563304121" calcext:value-type="float">
            <text:p>85.0033563304121</text:p>
          </table:table-cell>
          <table:table-cell office:value-type="float" office:value="84.9101249300764" calcext:value-type="float">
            <text:p>84.9101249300764</text:p>
          </table:table-cell>
          <table:table-cell office:value-type="float" office:value="85.0033563304121" calcext:value-type="float">
            <text:p>85.0033563304121</text:p>
          </table:table-cell>
          <table:table-cell office:value-type="float" office:value="96.5507075471698" calcext:value-type="float">
            <text:p>96.5507075471698</text:p>
          </table:table-cell>
          <table:table-cell office:value-type="float" office:value="96.8455188679245" calcext:value-type="float">
            <text:p>96.8455188679245</text:p>
          </table:table-cell>
          <table:table-cell office:value-type="float" office:value="97.1698113207547" calcext:value-type="float">
            <text:p>97.1698113207547</text:p>
          </table:table-cell>
          <table:table-cell office:value-type="float" office:value="97.0224056603774" calcext:value-type="float">
            <text:p>97.0224056603774</text:p>
          </table:table-cell>
        </table:table-row>
        <table:table-row table:style-name="ro1">
          <table:table-cell office:value-type="string" calcext:value-type="string">
            <text:p>Hip</text:p>
          </table:table-cell>
          <table:table-cell office:value-type="float" office:value="84.5944700460829" calcext:value-type="float">
            <text:p>84.5944700460829</text:p>
          </table:table-cell>
          <table:table-cell table:number-columns-repeated="2" office:value-type="float" office:value="91.5069124423963" calcext:value-type="float">
            <text:p>91.5069124423963</text:p>
          </table:table-cell>
          <table:table-cell table:number-columns-repeated="2" office:value-type="float" office:value="95.1935483870968" calcext:value-type="float">
            <text:p>95.1935483870968</text:p>
          </table:table-cell>
          <table:table-cell office:value-type="float" office:value="96.5507075471698" calcext:value-type="float">
            <text:p>96.5507075471698</text:p>
          </table:table-cell>
          <table:table-cell office:value-type="float" office:value="96.501572327044" calcext:value-type="float">
            <text:p>96.501572327044</text:p>
          </table:table-cell>
          <table:table-cell office:value-type="float" office:value="96.9830974842768" calcext:value-type="float">
            <text:p>96.9830974842768</text:p>
          </table:table-cell>
          <table:table-cell office:value-type="float" office:value="96.8848270440252" calcext:value-type="float">
            <text:p>96.8848270440252</text:p>
          </table:table-cell>
        </table:table-row>
        <table:table-row table:style-name="ro1">
          <table:table-cell office:value-type="string" calcext:value-type="string">
            <text:p>JungleChessRatPanther</text:p>
          </table:table-cell>
          <table:table-cell office:value-type="float" office:value="96.3543998244459" calcext:value-type="float">
            <text:p>96.3543998244459</text:p>
          </table:table-cell>
          <table:table-cell table:number-columns-repeated="2" office:value-type="float" office:value="96.4246214614878" calcext:value-type="float">
            <text:p>96.4246214614878</text:p>
          </table:table-cell>
          <table:table-cell table:number-columns-repeated="2" office:value-type="float" office:value="96.4202326091727" calcext:value-type="float">
            <text:p>96.4202326091727</text:p>
          </table:table-cell>
          <table:table-cell office:value-type="float" office:value="96.6293238993711" calcext:value-type="float">
            <text:p>96.6293238993711</text:p>
          </table:table-cell>
          <table:table-cell office:value-type="float" office:value="96.7079402515723" calcext:value-type="float">
            <text:p>96.7079402515723</text:p>
          </table:table-cell>
          <table:table-cell office:value-type="float" office:value="97.1403301886793" calcext:value-type="float">
            <text:p>97.1403301886793</text:p>
          </table:table-cell>
          <table:table-cell office:value-type="float" office:value="96.9143081761006" calcext:value-type="float">
            <text:p>96.9143081761006</text:p>
          </table:table-cell>
        </table:table-row>
        <table:table-row table:style-name="ro1">
          <table:table-cell office:value-type="string" calcext:value-type="string">
            <text:p>MammographicMass</text:p>
          </table:table-cell>
          <table:table-cell office:value-type="float" office:value="75.4304644625887" calcext:value-type="float">
            <text:p>75.4304644625887</text:p>
          </table:table-cell>
          <table:table-cell office:value-type="float" office:value="83.3945924240396" calcext:value-type="float">
            <text:p>83.3945924240396</text:p>
          </table:table-cell>
          <table:table-cell office:value-type="float" office:value="83.4079775130505" calcext:value-type="float">
            <text:p>83.4079775130505</text:p>
          </table:table-cell>
          <table:table-cell table:number-columns-repeated="2" office:value-type="float" office:value="83.956766162495" calcext:value-type="float">
            <text:p>83.956766162495</text:p>
          </table:table-cell>
          <table:table-cell office:value-type="float" office:value="96.4622641509434" calcext:value-type="float">
            <text:p>96.4622641509434</text:p>
          </table:table-cell>
          <table:table-cell office:value-type="float" office:value="96.7570754716981" calcext:value-type="float">
            <text:p>96.7570754716981</text:p>
          </table:table-cell>
          <table:table-cell office:value-type="float" office:value="97.1501572327044" calcext:value-type="float">
            <text:p>97.1501572327044</text:p>
          </table:table-cell>
          <table:table-cell office:value-type="float" office:value="97.1698113207547" calcext:value-type="float">
            <text:p>97.1698113207547</text:p>
          </table:table-cell>
        </table:table-row>
        <table:table-row table:style-name="ro1">
          <table:table-cell office:value-type="string" calcext:value-type="string">
            <text:p>Mice</text:p>
          </table:table-cell>
          <table:table-cell table:number-columns-repeated="5" office:value-type="float" office:value="96.8064516129032" calcext:value-type="float">
            <text:p>96.8064516129032</text:p>
          </table:table-cell>
          <table:table-cell office:value-type="float" office:value="97.061713836478" calcext:value-type="float">
            <text:p>97.061713836478</text:p>
          </table:table-cell>
          <table:table-cell office:value-type="float" office:value="96.8848270440251" calcext:value-type="float">
            <text:p>96.8848270440251</text:p>
          </table:table-cell>
          <table:table-cell office:value-type="float" office:value="97.4253144654088" calcext:value-type="float">
            <text:p>97.4253144654088</text:p>
          </table:table-cell>
          <table:table-cell office:value-type="float" office:value="97.2386006289308" calcext:value-type="float">
            <text:p>97.2386006289308</text:p>
          </table:table-cell>
        </table:table-row>
        <table:table-row table:style-name="ro1">
          <table:table-cell office:value-type="string" calcext:value-type="string">
            <text:p>Mushroom</text:p>
          </table:table-cell>
          <table:table-cell table:number-columns-repeated="5" office:value-type="float" office:value="96.7873921951684" calcext:value-type="float">
            <text:p>96.7873921951684</text:p>
          </table:table-cell>
          <table:table-cell office:value-type="float" office:value="96.9929245283019" calcext:value-type="float">
            <text:p>96.9929245283019</text:p>
          </table:table-cell>
          <table:table-cell office:value-type="float" office:value="97.002751572327" calcext:value-type="float">
            <text:p>97.002751572327</text:p>
          </table:table-cell>
          <table:table-cell office:value-type="float" office:value="97.3663522012579" calcext:value-type="float">
            <text:p>97.3663522012579</text:p>
          </table:table-cell>
          <table:table-cell office:value-type="float" office:value="97.3368710691824" calcext:value-type="float">
            <text:p>97.3368710691824</text:p>
          </table:table-cell>
        </table:table-row>
        <table:table-row table:style-name="ro1">
          <table:table-cell/>
          <table:table-cell table:formula="of:=AVERAGE([.B2:.B16])" office:value-type="float" office:value="87.0130015572761" calcext:value-type="float">
            <text:p>87.0130015572761</text:p>
          </table:table-cell>
          <table:table-cell table:formula="of:=AVERAGE([.C2:.C16])" office:value-type="float" office:value="90.3671919951693" calcext:value-type="float">
            <text:p>90.3671919951693</text:p>
          </table:table-cell>
          <table:table-cell table:formula="of:=AVERAGE([.D2:.D16])" office:value-type="float" office:value="90.2165019760734" calcext:value-type="float">
            <text:p>90.2165019760734</text:p>
          </table:table-cell>
          <table:table-cell table:formula="of:=AVERAGE([.E2:.E16])" office:value-type="float" office:value="91.9545083563277" calcext:value-type="float">
            <text:p>91.9545083563277</text:p>
          </table:table-cell>
          <table:table-cell table:formula="of:=AVERAGE([.F2:.F16])" office:value-type="float" office:value="92.1193769405888" calcext:value-type="float">
            <text:p>92.1193769405888</text:p>
          </table:table-cell>
          <table:table-cell table:formula="of:=AVERAGE([.G2:.G16])" office:value-type="float" office:value="96.5756027253669" calcext:value-type="float">
            <text:p>96.5756027253669</text:p>
          </table:table-cell>
          <table:table-cell table:formula="of:=AVERAGE([.H2:.H16])" office:value-type="float" office:value="96.629323899371" calcext:value-type="float">
            <text:p>96.629323899371</text:p>
          </table:table-cell>
          <table:table-cell table:formula="of:=AVERAGE([.I2:.I16])" office:value-type="float" office:value="97.099711740042" calcext:value-type="float">
            <text:p>97.099711740042</text:p>
          </table:table-cell>
          <table:table-cell table:formula="of:=AVERAGE([.J2:.J16])" office:value-type="float" office:value="96.9981656184486" calcext:value-type="float">
            <text:p>96.9981656184486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kNNMesmaClasse_A</text:p>
          </table:table-cell>
          <table:table-cell table:style-name="ce1" office:value-type="float" office:value="97.099711740042" calcext:value-type="float">
            <text:p>97.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NNMesmaClasse</text:p>
          </table:table-cell>
          <table:table-cell table:style-name="ce1" office:value-type="float" office:value="96.9981656184486" calcext:value-type="float">
            <text:p>97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NNCompleto</text:p>
          </table:table-cell>
          <table:table-cell table:style-name="ce1" office:value-type="float" office:value="96.629323899371" calcext:value-type="float">
            <text:p>96.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NNCompleto_A</text:p>
          </table:table-cell>
          <table:table-cell table:style-name="ce1" office:value-type="float" office:value="96.5756027253669" calcext:value-type="float">
            <text:p>96.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diaEModaMesmaClasse</text:p>
          </table:table-cell>
          <table:table-cell table:style-name="ce1" office:value-type="float" office:value="92.1193769405888" calcext:value-type="float">
            <text:p>92.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diaEModaMesmaClasse_A</text:p>
          </table:table-cell>
          <table:table-cell table:style-name="ce1" office:value-type="float" office:value="91.9545083563277" calcext:value-type="float">
            <text:p>91.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diaEModaCompleto_A</text:p>
          </table:table-cell>
          <table:table-cell table:style-name="ce1" office:value-type="float" office:value="90.3671919951693" calcext:value-type="float">
            <text:p>90.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diaEModaCompleto</text:p>
          </table:table-cell>
          <table:table-cell table:style-name="ce1" office:value-type="float" office:value="90.2165019760734" calcext:value-type="float">
            <text:p>90.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inal</text:p>
          </table:table-cell>
          <table:table-cell table:style-name="ce1" office:value-type="float" office:value="87.0130015572761" calcext:value-type="float">
            <text:p>87.01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J48.A21:J48.B2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5">00/00/0000</text:date>, <text:time style:data-style-name="N2" text:time-value="16:56:49.8560227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5T17:12:36.304160314</dc:date>
    <meta:editing-duration>PT7M28S</meta:editing-duration>
    <meta:editing-cycles>2</meta:editing-cycles>
    <meta:generator>LibreOffice/6.0.6.2$Linux_X86_64 LibreOffice_project/00m0$Build-2</meta:generator>
    <meta:document-statistic meta:table-count="1" meta:cell-count="187" meta:object-count="0"/>
  </office:meta>
</office:document-meta>
</file>